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2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Shop</text:p>
          </table:table-cell>
          <table:table-cell table:style-name="Default" office:value-type="string" calcext:value-type="string">
            <text:p>Website</text:p>
          </table:table-cell>
          <table:table-cell office:value-type="string" calcext:value-type="string">
            <text:p>OBS1</text:p>
          </table:table-cell>
          <table:table-cell office:value-type="string" calcext:value-type="string">
            <text:p>OBS2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<text:a xlink:href="http://www.conrad.de/" xlink:type="simple">www.conrad.d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<text:a xlink:href="http://www.reichelt.de/" xlink:type="simple">www.reichelt.d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<text:a xlink:href="http://www.pollin.de/" xlink:type="simple">www.pollin.d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<text:a xlink:href="http://www.farnell.de/" xlink:type="simple">www.farnell.d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<text:a xlink:href="http://www.digikey.de/" xlink:type="simple">www.digikey.d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<text:a xlink:href="http://www.eckstein-shop.de/" xlink:type="simple">www.eckstein-shop.d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<text:a xlink:href="http://www.watterott.com/" xlink:type="simple">http://www.watterott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<text:a xlink:href="https://shop.pimoroni.de/" xlink:type="simple">https://shop.pimoroni.de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<text:a xlink:href="https://www.distrelec.de/" xlink:type="simple">https://www.distrelec.de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<text:a xlink:href="https://www.digikey.co.za/" xlink:type="simple">https://www.digikey.co.za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<text:a xlink:href="https://www.diyelectronics.co.za/" xlink:type="simple">https://www.diyelectronics.co.za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<text:a xlink:href="http://www.stelltron.co.za/" xlink:type="simple">http://www.stelltron.co.za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<text:a xlink:href="http://satajanus.com/" xlink:type="simple">http://satajanu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<text:a xlink:href="http://www.jumia.com/" xlink:type="simple">www.jumia.com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ana</text:p>
          </table:table-cell>
          <table:table-cell/>
          <table:table-cell office:value-type="string" calcext:value-type="string">
            <text:p><text:a xlink:href="https://www.inventelectronics.com/" xlink:type="simple">https://www.inventelectronics.com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ana</text:p>
          </table:table-cell>
          <table:table-cell/>
          <table:table-cell office:value-type="string" calcext:value-type="string">
            <text:p><text:a xlink:href="http://www.agendagh.com/" xlink:type="simple">http://www.agendagh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<text:a xlink:href="http://www.openhacks.com/" xlink:type="simple">www.openhacks.com</text:a> </text:p>
          </table:table-cell>
          <table:table-cell table:style-name="ce3" office:value-type="string" calcext:value-type="string">
            <text:p>Buenos Aires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<text:a xlink:href="http://www.ityt.com.ar/" xlink:type="simple">www.ityt.com.ar</text:a></text:p>
          </table:table-cell>
          <table:table-cell office:value-type="string" calcext:value-type="string">
            <text:p>Mendoza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<text:a xlink:href="http://candy-ho.com/" xlink:type="simple">http://candy-ho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<text:a xlink:href="http://www.nubbeo.com.ar/" xlink:type="simple">http://www.nubbeo.com.ar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<text:a xlink:href="https://www.gizmojo.com.ar/" xlink:type="simple">https://www.gizmojo.com.ar/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<text:a xlink:href="http://hardwarelivreusp.org/2016/11/24/onde-comprar/" xlink:type="simple">http://hardwarelivreusp.org/2016/11/24/onde-comprar/</text:a></text:p>
          </table:table-cell>
          <table:table-cell table:style-name="ce1" office:value-type="string" calcext:value-type="string">
            <text:p>Information in portuguese (hint from Filipe from @conector ciencia)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<text:a xlink:href="http://newportcom.com.br/" xlink:type="simple">http://newportcom.com.br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<text:a xlink:href="https://pandoralab.com.br/" xlink:type="simple">https://pandoralab.com.br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<text:a xlink:href="http://www.mrdcomp.com.br/" xlink:type="simple">http://www.mrdcomp.com.br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<text:a xlink:href="http://loja.multcomercial.com.br/" xlink:type="simple">http://loja.multcomercial.com.br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<text:a xlink:href="http://toew-pe.com/" xlink:type="simple">http://toew-pe.com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<text:a xlink:href="https://electrotec.pe/" xlink:type="simple">https://electrotec.pe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<text:a xlink:href="https://openhardware.pe/store/" xlink:type="simple">https://openhardware.pe/store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<text:a xlink:href="https://paruro.pe/" xlink:type="simple">https://paruro.pe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<text:a xlink:href="http://www.digitronik.pe/" xlink:type="simple">http://www.digitronik.pe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<text:a xlink:href="http://www.mcielectronics.cl/en_US/" xlink:type="simple">http://www.mcielectronics.cl/en_US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<text:a xlink:href="https://www.casaroyal.cl/" xlink:type="simple">https://www.casaroyal.c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<text:a xlink:href="https://afel.cl/" xlink:type="simple">https://afel.c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<text:a xlink:href="https://www.amgkits.com/" xlink:type="simple">https://www.amgkits.com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<text:a xlink:href="http://www.maxelectronica.cl/" xlink:type="simple">http://www.maxelectronica.cl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<text:a xlink:href="https://www.robotronix.cl/" xlink:type="simple">https://www.robotronix.cl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table:style-name="ce2" office:value-type="string" calcext:value-type="string">
            <text:p><text:a xlink:href="https://www.4project.co.il/" xlink:type="simple">https://www.4project.co.il/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<text:a xlink:href="https://www.facebook.com/groups/804392556345093/" xlink:type="simple">https://www.facebook.com/groups/804392556345093/</text:a></text:p>
          </table:table-cell>
          <table:table-cell office:value-type="string" calcext:value-type="string">
            <text:p>Facebook grou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Maia Chagas</meta:initial-creator>
    <meta:creation-date>2018-05-13T12:12:27.354203677</meta:creation-date>
    <dc:date>2018-05-13T12:18:20.330705683</dc:date>
    <dc:creator>Andre Maia Chagas</dc:creator>
    <meta:editing-duration>PT5M53S</meta:editing-duration>
    <meta:editing-cycles>1</meta:editing-cycles>
    <meta:document-statistic meta:table-count="1" meta:cell-count="87" meta:object-count="0"/>
    <meta:generator>LibreOffice/6.0.4.2$Linux_X86_64 LibreOffice_project/9b0d9b32d5dcda91d2f1a96dc04c645c450872bf</meta:generator>
    <meta:user-defined meta:name=""/>
  </office:meta>
</office:document-meta>
</file>